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365f91" style:text-underline-style="non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fo:font-weight="normal" style:font-weight-asian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none" style:font-weight-complex="normal"/>
    </style:style>
    <style:style style:name="P7" style:family="paragraph" style:parent-style-name="Standard">
      <style:paragraph-properties>
        <style:tab-stops>
          <style:tab-stop style:position="2.2602in"/>
        </style:tab-stops>
      </style:paragraph-properties>
      <style:text-properties style:text-underline-style="none"/>
    </style:style>
    <style:style style:name="P8" style:family="paragraph" style:parent-style-name="Standard">
      <style:paragraph-properties>
        <style:tab-stops>
          <style:tab-stop style:position="3.3854in"/>
        </style:tab-stops>
      </style:paragraph-properties>
    </style:style>
    <style:style style:name="P9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>
        <style:tab-stops>
          <style:tab-stop style:position="3.3583in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2.2602in"/>
        </style:tab-stops>
      </style:paragraph-properties>
    </style:style>
    <style:style style:name="P12" style:family="paragraph" style:parent-style-name="Standard">
      <style:text-properties style:font-weight-complex="normal"/>
    </style:style>
    <style:style style:name="P13" style:family="paragraph" style:parent-style-name="Standard">
      <style:text-properties fo:color="#0000ff" fo:font-style="italic" style:text-underline-style="none" style:font-style-asian="italic" style:font-style-complex="italic"/>
    </style:style>
    <style:style style:name="P14" style:family="paragraph" style:parent-style-name="Standard">
      <style:text-properties fo:color="#0000ff" fo:font-weight="normal" style:font-weight-asian="normal" style:font-weight-complex="normal"/>
    </style:style>
    <style:style style:name="P15" style:family="paragraph" style:parent-style-name="Standard">
      <style:paragraph-properties>
        <style:tab-stops>
          <style:tab-stop style:position="6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text-indent="0.5in" style:auto-text-indent="false"/>
    </style:style>
    <style:style style:name="P17" style:family="paragraph" style:parent-style-name="Standard">
      <style:paragraph-properties fo:margin-left="0in" fo:margin-right="0in" fo:text-indent="0.5in" style:auto-text-indent="false"/>
      <style:text-properties style:text-underline-style="none" fo:font-weight="normal" style:font-weight-asian="normal" style:font-weight-complex="normal"/>
    </style:style>
    <style:style style:name="P18" style:family="paragraph" style:parent-style-name="Standard">
      <style:paragraph-properties fo:margin-left="0.5in" fo:margin-right="0in" fo:text-indent="0in" style:auto-text-indent="false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style:text-underline-style="none"/>
    </style:style>
    <style:style style:name="P20" style:family="paragraph" style:parent-style-name="Standard">
      <style:paragraph-properties fo:padding="0in" fo:border-left="none" fo:border-right="none" fo:border-top="none" fo:border-bottom="1.5pt solid #808080"/>
    </style:style>
    <style:style style:name="P21" style:family="paragraph" style:parent-style-name="Standard" style:master-page-name="Standard">
      <style:paragraph-properties style:page-number="auto"/>
    </style:style>
    <style:style style:name="T1" style:family="text">
      <style:text-properties fo:color="#365f91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style-complex="italic" style:font-weight-complex="normal"/>
    </style:style>
    <style:style style:name="T6" style:family="text">
      <style:text-properties style:text-underline-style="none" style:font-weight-complex="normal"/>
    </style:style>
    <style:style style:name="T7" style:family="text">
      <style:text-properties style:text-underline-style="none" style:font-style-complex="italic" style:font-weight-complex="normal"/>
    </style:style>
    <style:style style:name="T8" style:family="text">
      <style:text-properties style:font-weight-complex="normal"/>
    </style:style>
    <style:style style:name="T9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none" fo:font-weight="normal" style:font-style-asian="italic" style:font-weight-asian="normal"/>
    </style:style>
    <style:style style:name="T1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" style:family="text">
      <style:text-properties fo:color="#00000a" style:text-underline-style="none"/>
    </style:style>
    <style:style style:name="T14" style:family="text">
      <style:text-properties fo:color="#00000a" style:text-underline-style="none" fo:font-weight="normal" style:font-weight-asian="normal" style:font-weight-complex="normal"/>
    </style:style>
    <style:style style:name="T15" style:family="text">
      <style:text-properties fo:color="#c00000" fo:font-style="italic" style:text-underline-style="none" style:font-style-asian="italic" style:font-style-complex="italic"/>
    </style:style>
    <style:style style:name="T16" style:family="text">
      <style:text-properties fo:color="#0000ff" fo:font-style="italic" style:text-underline-style="none" style:font-style-asian="italic" style:font-style-complex="italic"/>
    </style:style>
    <style:style style:name="T17" style:family="text">
      <style:text-properties fo:color="#0000ff" fo:font-weight="normal" style:font-weight-asian="normal" style:font-weight-complex="normal"/>
    </style:style>
    <style:style style:name="T18" style:family="text">
      <style:text-properties fo:font-size="13pt" style:text-underline-style="none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*OG = certified organic <text:s/>**IPM = Integrated Pest Management</text:span></text:p>
      <text:p text:style-name="P1"/>
      <text:p text:style-name="Standard">BERRIES &amp; TREE FRUIT</text:p>
      <text:p text:style-name="Standard"/>
      <text:p text:style-name="Standard"><text:span text:style-name="T2">Paradise Hill Heirloom Cranberries (no spray, sustainably grown)<text:tab/></text:span></text:p>
      <text:p text:style-name="Standard"><text:span text:style-name="T4"><text:tab/></text:span><text:span text:style-name="T2">Fresh, Dry-Harvested Red: </text:span><text:span text:style-name="T4">8.5 lbs. / $25.50, $23.80 ea. for 3+</text:span></text:p>
      <text:p text:style-name="P16"><text:span text:style-name="T4">*RETAIL PACK: 8 x 1 lb. clamshell / $24.80</text:span></text:p>
      <text:p text:style-name="P4"/>
      <text:p text:style-name="Standard"><text:span text:style-name="T6">Little Buck Organic Frozen Blueberries: </text:span><text:span text:style-name="T4">10 lbs. / $33.50</text:span></text:p>
      <text:p text:style-name="P4"/>
      <text:p text:style-name="Standard"><text:span text:style-name="T2">Oak Grove Husked (Ground) Cherries: </text:span><text:span text:style-name="T4">$10 / lb. (in the tomatillo family, size of a small cherry, comes in a husk, sweet w/ hint of pineapple)</text:span></text:p>
      <text:p text:style-name="P4"/>
      <text:p text:style-name="Standard"><text:span text:style-name="T2">Evergreen Farm Asian Pears (Korean): </text:span><text:span text:style-name="T4">$40 / full bushel ~38 lbs </text:span><text:span text:style-name="T9">(Korean variety, crisp, sweet, and juicy. Very nice flavor. Between baseball and softball size)</text:span></text:p>
      <text:p text:style-name="P4"/>
      <text:p text:style-name="Standard"><text:span text:style-name="T2">Solebury Orchards </text:span><text:span text:style-name="T10">Just Picked </text:span><text:span text:style-name="T2">Apples</text:span></text:p>
      <text:p text:style-name="P16"><text:span text:style-name="T2">Granny Smith (IPM): </text:span><text:span text:style-name="T4">$33 / bu., $30.36 ea. for 4+ (crisp &amp; acidic, works</text:span></text:p>
      <text:p text:style-name="P16"><text:span text:style-name="T4"><text:s/>well for salads, eating, and baking) </text:span></text:p>
      <text:p text:style-name="P16"><text:span text:style-name="T6">Pink Lady (IPM): </text:span><text:span text:style-name="T4">$35 / bu. (sweet, tart, and crisp. does not brown easily </text:span></text:p>
      <text:p text:style-name="P16"><text:span text:style-name="T4">when cut, nice addition to salads)</text:span></text:p>
      <text:p text:style-name="Standard"><text:span text:style-name="T2"><text:tab/>Braeburn (IPM): </text:span><text:span text:style-name="T4">$33 / bu. (sweet, w/ a hint of tart, bakes well, snaking </text:span></text:p>
      <text:p text:style-name="P16"><text:span text:style-name="T4">too, aromatic, juicy, and crisp)</text:span></text:p>
      <text:p text:style-name="Standard"><text:span text:style-name="T2"><text:tab/>Keepsake (IPM): </text:span><text:span text:style-name="T4">$35 / bushel (Red-skinned with fine-grained, crisp, juicy</text:span></text:p>
      <text:p text:style-name="P16"><text:span text:style-name="T4"><text:s/>&amp; sweet cream-colored flesh. Strongly aromatic flavor. Fresh &amp; baking)</text:span></text:p>
      <text:p text:style-name="Standard"><text:span text:style-name="T2"><text:tab/>Fuji (IPM): </text:span><text:span text:style-name="T4">$32 / bu., $30.36 ea. for 3+ (super sweet, super juicy, super </text:span></text:p>
      <text:p text:style-name="Standard"><text:span text:style-name="T4"><text:tab/>crisp with heirloom flavor of Janet Ralls apple. Excellent fresh &amp; salads)</text:span></text:p>
      <text:p text:style-name="P4"/>
      <text:p text:style-name="Standard"><text:span text:style-name="T2">Terhune Orchards </text:span><text:span text:style-name="T10">Just Picked Apples:</text:span></text:p>
      <text:p text:style-name="P16"><text:span text:style-name="T2">Empire (IPM): </text:span><text:span text:style-name="T4">$33.41 / half bu, $56.25 / bushel (sweet-tart combo great </text:span></text:p>
      <text:p text:style-name="P16"><text:span text:style-name="T4">for everything)</text:span></text:p>
      <text:p text:style-name="P18"><text:span text:style-name="T2">Red Delicious (IPM): </text:span><text:span text:style-name="T4">$33.41 / half bu, $56.25 / bushel</text:span></text:p>
      <text:p text:style-name="P18"><text:span text:style-name="T2">Golden Delicious (IPM): </text:span><text:span text:style-name="T4">$33.41 / half bu, $56.25 / bushel</text:span></text:p>
      <text:p text:style-name="P18"><text:span text:style-name="T2">Stayman Winesap (IPM): </text:span><text:span text:style-name="T4">$33.41 / half bu, $56.25 / bushel (tart, rich flavor, excellent fresh, for pies, desserts, applesauce, and cider)</text:span></text:p>
      <text:p text:style-name="P16"><text:span text:style-name="T2">Granny Smith (IPM): </text:span><text:span text:style-name="T4">$33.41 / half bu, $56.25 / bushel (crisp &amp; acidic,</text:span></text:p>
      <text:p text:style-name="P16"><text:span text:style-name="T4"><text:s/>works well for salads, eating, and baking) </text:span></text:p>
      <text:p text:style-name="P4"/>
      <text:p text:style-name="Standard"><text:span text:style-name="T6">Phillips Farm Cameo Apple: </text:span><text:span text:style-name="T4">$33 / half bushel</text:span></text:p>
      <text:p text:style-name="Standard"><text:span text:style-name="T6">Phillips Farm Gala Apples: </text:span><text:span text:style-name="T4">$27 / half bushel</text:span></text:p>
      <text:p text:style-name="P4"/>
      <text:p text:style-name="Standard"><text:span text:style-name="T2">Terhune Orchards Apple Cider Gallons: </text:span><text:span text:style-name="T4">case of 6 / $36.80</text:span></text:p>
      <text:p text:style-name="Standard"><text:span text:style-name="T2">Terhune Orchards Apple Cider Half-gallons: </text:span><text:span text:style-name="T4">case of 9 / $35.30</text:span></text:p>
      <text:p text:style-name="Standard"><text:span text:style-name="T2">Terhune Orchards Apple Cider Pints: </text:span><text:span text:style-name="T4">case of 25 / $49.88</text:span></text:p>
      <text:p text:style-name="P4"/>
      <text:p text:style-name="Standard"><text:span text:style-name="T2">Solebury Orchards Apple Cider Gallons:</text:span><text:span text:style-name="T4"> 6 ct. / $30<text:line-break/></text:span><text:span text:style-name="T2">Solebury Orchards Apple Cider Half Gallons:</text:span><text:span text:style-name="T4"> 12 ct. / $31.60</text:span></text:p>
      <text:p text:style-name="P4"><text:soft-page-break/></text:p>
      <text:p text:style-name="P4"/>
      <text:p text:style-name="Standard">VEGGIES (fruit)</text:p>
      <text:p text:style-name="P4"/>
      <text:p text:style-name="Standard"><text:span text:style-name="T6">White Star Small Red Greenhouse Tomatoes: </text:span><text:span text:style-name="T4">10 lbs. / $20</text:span></text:p>
      <text:p text:style-name="Standard"><text:span text:style-name="T6">White Star Medium Red Greenhouse Tomatoes: </text:span><text:span text:style-name="T4">10 lbs. / $27, $25.50 ea. for 2+</text:span></text:p>
      <text:p text:style-name="Standard"><text:span text:style-name="T6">White Star Greenhouse Heirloom Tomatoes: </text:span><text:span text:style-name="T4">10 lbs tray / $35</text:span></text:p>
      <text:p text:style-name="P2"/>
      <text:p text:style-name="Standard"><text:span text:style-name="T2">TOG Organic Long Island Cheese Pumpkins (OG): </text:span><text:span text:style-name="T3">30 lbs. / $33 (4-5 ct.)</text:span></text:p>
      <text:p text:style-name="Standard"><text:span text:style-name="T2">Oak Grove Medium Pie Pumpkins: </text:span><text:span text:style-name="T4">20 lbs. / $26</text:span></text:p>
      <text:p text:style-name="P5"/>
      <text:p text:style-name="Standard"><text:span text:style-name="T2">Terhune Orchards Spaghetti Squash: </text:span><text:span text:style-name="T3">$38.50 / bushel or </text:span><text:span text:style-name="T4">10 lbs. / $14.50 - LIMITED</text:span></text:p>
      <text:p text:style-name="Standard"><text:span text:style-name="T2">Terhune Orchards Blue Hubbard: </text:span><text:span text:style-name="T4">20 lbs. / $24 </text:span></text:p>
      <text:p text:style-name="P8"><text:span text:style-name="T4"><text:tab/></text:span></text:p>
      <text:p text:style-name="P4"/>
      <text:p text:style-name="Standard">VEGGIES (greens)</text:p>
      <text:p text:style-name="P2"/>
      <text:p text:style-name="Standard"><text:span text:style-name="T2">Jah's Organic Teenage Tuscan Kale (OG): </text:span><text:span text:style-name="T3">18 ct. / $30 (nice medium-sized plant, retail-able &amp; tender, Billy’s fav)</text:span></text:p>
      <text:p text:style-name="Standard"><text:span text:style-name="T2">Jah's Organic Teenage Green Chard (OG): </text:span><text:span text:style-name="T3">18 ct. / $28.50 (nice medium size, Charlton’s pick) </text:span></text:p>
      <text:p text:style-name="Standard"><text:span text:style-name="T2">Jah's Organic Spinach (OG): </text:span><text:span text:style-name="T3">18 ct. / $30</text:span></text:p>
      <text:p text:style-name="P3"><text:soft-page-break/></text:p>
      <text:p text:style-name="Standard"><text:span text:style-name="T2">Jah's Organic Arugula (OG): </text:span><text:span text:style-name="T3">18 ct. / $30 (Mikey's favorite, light pink-colored-stem, hearty, great flavor; with one or two slices of the knife, makes for a delicious winter salad)</text:span></text:p>
      <text:p text:style-name="P3"/>
      <text:p text:style-name="Standard"><text:span text:style-name="T2">Jah's Organic Bok Choy (OG): </text:span><text:span text:style-name="T3">12 ct. / $28.50 (absolutely gorgeous)</text:span></text:p>
      <text:p text:style-name="Standard"><text:span text:style-name="T2">Jah's Organic Mizuna (OG): </text:span><text:span text:style-name="T3">12 ct. / $20 (Sarah's pick, this is often a great addition to salad, but we think that this product’s sweet tender leaves also deserve the center stage in their own salad)</text:span></text:p>
      <text:p text:style-name="Standard"><text:span text:style-name="T2">Jah's Organic Mibuna (OG):</text:span><text:span text:style-name="T3"> 12 ct. / $22 (this thin asian green has a grassy flavor, suitable for salad or saute, Johann's pick!)</text:span></text:p>
      <text:p text:style-name="Standard"><text:span text:style-name="T2">Jah's Organic Tatsoi (OG): </text:span><text:span text:style-name="T3">18 ct. / $30 (this pak choi grows close to the ground, dark-green circular leaves, medium size &amp; most suitable for light cooking, Dave's pick!)</text:span></text:p>
      <text:p text:style-name="P4"/>
      <text:p text:style-name="Standard"><text:span text:style-name="T2">TOG Organic Red Cabbage: </text:span><text:span text:style-name="T4">20 lbs. / $22 </text:span></text:p>
      <text:p text:style-name="Standard"><text:span text:style-name="T2">TOG Organic Green Cabbage: </text:span><text:span text:style-name="T3">20 lbs. / $23</text:span></text:p>
      <text:p text:style-name="Standard"/>
      <text:p text:style-name="Standard">VEGGIES (roots, tubers, and alliums)</text:p>
      <text:p text:style-name="P4"/>
      <text:p text:style-name="Standard"><text:span text:style-name="T6">TOG Yacon (OG): </text:span><text:span text:style-name="T4">3 lbs. / $24.50</text:span></text:p>
      <text:p text:style-name="Standard"><text:span text:style-name="T6">TOG Jerusalem Artichokes (OG): </text:span><text:span text:style-name="T4">10 lbs. / $33.50 (also known as sunchokes)</text:span></text:p>
      <text:p text:style-name="Standard"><text:span text:style-name="T6">TOG Burdock Root (OG): </text:span><text:span text:style-name="T4">5 lbs. / $22.50</text:span></text:p>
      <text:p text:style-name="P4"/>
      <text:p text:style-name="Standard"><text:span text:style-name="T6">Phillips Farm Bunched Leeks: </text:span><text:span text:style-name="T4">10 ct. / $25</text:span></text:p>
      <text:p text:style-name="Standard"><text:span text:style-name="T2">Phillips Farm Scallions: </text:span><text:span text:style-name="T3">15 ct. / $28 </text:span></text:p>
      <text:p text:style-name="Standard"><text:span text:style-name="T2">TOG Organic Garlic (OG): </text:span><text:span text:style-name="T4">$8 / lb. (preferred minimum order 5 lbs.)</text:span></text:p>
      <text:p text:style-name="P2"><text:soft-page-break/></text:p>
      <text:p text:style-name="Standard"><text:span text:style-name="T2">TOG Organic Red Onions (OG): </text:span><text:span text:style-name="T4">half bushel (~20 lbs) / $25.50 </text:span></text:p>
      <text:p text:style-name="Standard"><text:span text:style-name="T2">TOG Organic Yellow Onions (OG): </text:span><text:span text:style-name="T4">half bushel (~20 lbs) / $26</text:span></text:p>
      <text:p text:style-name="P6"/>
      <text:p text:style-name="Standard"><text:span text:style-name="T6">TOG Red French Shallot (OG): </text:span><text:span text:style-name="T4">5 lbs. / $30</text:span></text:p>
      <text:p text:style-name="Standard"><text:span text:style-name="T6">TOG Jumbo Red French Shallot (OG): </text:span><text:span text:style-name="T4">5 lbs. / $30</text:span></text:p>
      <text:p text:style-name="P4"/>
      <text:p text:style-name="Standard"><text:span text:style-name="T6">TOG Organic Celeriac (OG): </text:span><text:span text:style-name="T4">10 lbs. / $33</text:span></text:p>
      <text:p text:style-name="P2"/>
      <text:p text:style-name="Standard"><text:span text:style-name="T2">Phillips Loose Red Beets: </text:span><text:span text:style-name="T3">20 lbs. / $22.50</text:span></text:p>
      <text:p text:style-name="Standard"><text:span text:style-name="T2">TOG Red Beets (OG): </text:span><text:span text:style-name="T3">20 lbs. / $33</text:span></text:p>
      <text:p text:style-name="Standard"><text:span text:style-name="T2">TOG Chioggia Large Beets (OG): </text:span><text:span text:style-name="T3">15 lbs. / $31.50</text:span></text:p>
      <text:p text:style-name="Standard"><text:span text:style-name="T2">TOG Chioggia Medium Beets (OG): </text:span><text:span text:style-name="T3">15 lbs. / $31.50</text:span></text:p>
      <text:p text:style-name="P4"/>
      <text:p text:style-name="Standard"><text:span text:style-name="T2">Jah's Organic Baby Purple-Top Turnips with Tender Greens (OG):</text:span><text:span text:style-name="T3"> 18 ct. / $30 (Two-in-one item, roots can be used more like a radish)</text:span></text:p>
      <text:p text:style-name="Standard"><text:span text:style-name="T2">TOG Organic Purple-Top Turnips (OG): </text:span><text:span text:style-name="T3">25 lbs. / $31.50 – </text:span><text:span text:style-name="T11">reduced price!</text:span></text:p>
      <text:p text:style-name="Standard"><text:span text:style-name="T13">Jeff’s Organic Loose Gold Turnips: </text:span><text:span text:style-name="T14">20 lbs. / $30</text:span></text:p>
      <text:p text:style-name="P6"/>
      <text:p text:style-name="Standard"><text:span text:style-name="T6">TOG Organic Rutabaga (OG): </text:span><text:span text:style-name="T4">25 lbs. / $35.50</text:span></text:p>
      <text:p text:style-name="P4"/>
      <text:p text:style-name="Standard"><text:span text:style-name="T2">Phillips Farm Loose Orange Carrots: </text:span><text:span text:style-name="T4">20 lbs. / $21 (no tops)</text:span></text:p>
      <text:p text:style-name="P4"><text:soft-page-break/></text:p>
      <text:p text:style-name="Standard"><text:span text:style-name="T6">TOG Mixed Colored Carrots (OG): </text:span><text:span text:style-name="T4">10 lbs. / $25</text:span></text:p>
      <text:p text:style-name="Standard"><text:span text:style-name="T6">TOG Mixed Colored Juice Carrots (OG): </text:span><text:span text:style-name="T4">25 lbs. / $30 </text:span></text:p>
      <text:p text:style-name="Standard"><text:span text:style-name="T2">TOG Orange Juice Carrots (OG): </text:span><text:span text:style-name="T4">25 lbs. / $25 </text:span></text:p>
      <text:p text:style-name="P4"/>
      <text:p text:style-name="Standard"><text:span text:style-name="T2">E.R. Organic Daikon Radish (OG): </text:span><text:span text:style-name="T4">20 lbs. / $22 <text:s/>(no tops – Huge)</text:span></text:p>
      <text:p text:style-name="P6"/>
      <text:p text:style-name="Standard"><text:span text:style-name="T6">TOG Organic Green Meat Asian Radishes (OG): </text:span><text:span text:style-name="T4">10 lbs. / $28.50 (oblong, no tops, green all the way through) </text:span></text:p>
      <text:p text:style-name="Standard"><text:span text:style-name="T6">TOG Organic Watermelon Radish (OG): </text:span><text:span text:style-name="T4">10 lbs. / $27.50 (round, no tops, green skin, light pink flesh) </text:span></text:p>
      <text:p text:style-name="P2"/>
      <text:p text:style-name="Standard"><text:span text:style-name="T2">TOG Finger-Sweet Potatoes (OG): </text:span><text:span text:style-name="T3">20 lbs. / $30 (just like the name suggests, small fingerling sweet potatoes!) </text:span></text:p>
      <text:p text:style-name="Standard"><text:span text:style-name="T2">TOG Sweet Potatoes (OG): </text:span><text:span text:style-name="T3">20 lbs. / $27</text:span></text:p>
      <text:p text:style-name="Standard"><text:span text:style-name="T2">TOG Japanese Red Sweet Potatoes (OG): </text:span><text:span text:style-name="T3">20 lbs. / $30</text:span></text:p>
      <text:p text:style-name="Standard"><text:span text:style-name="T2">TOG White Sweet Potatoes (OG): </text:span><text:span text:style-name="T3">20 lbs. / $30</text:span></text:p>
      <text:p text:style-name="P3"/>
      <text:p text:style-name="Standard"><text:span text:style-name="T2">Phillips Farm Sweet Potatoes: </text:span><text:span text:style-name="T3">20 lbs. / $26</text:span></text:p>
      <text:p text:style-name="P3"/>
      <text:p text:style-name="Standard"><text:span text:style-name="T2">Parzanese Orange Yams: </text:span><text:span text:style-name="T4">40 lbs. / $22</text:span></text:p>
      <text:p text:style-name="Standard"><text:span text:style-name="T6">Parzanese Japanese Red Sweet Potatoes:</text:span><text:span text:style-name="T4"> 20 lbs. / $16.50, $15 for 2+</text:span></text:p>
      <text:p text:style-name="Standard"><text:span text:style-name="T2">Parzanese White Sweet Potatoes: </text:span><text:span text:style-name="T4">20 lbs. / $16.50, $15 for 2+</text:span></text:p>
      <text:p text:style-name="P6"/>
      <text:p text:style-name="Standard"><text:soft-page-break/><text:span text:style-name="T2">Trauger’s Farm Norwis White Potatoes:</text:span><text:span text:style-name="T3"> 50 lbs / $24, 20 lbs / $12, 10 lbs / $6.50 (Best potato for French fries and potato chips!) Please indicate size preference: Large, Small or X-large</text:span></text:p>
      <text:p text:style-name="P2"/>
      <text:p text:style-name="Standard"><text:span text:style-name="T2">Cherry Grove Organic Yellow Fingerling Potatoes (OG): </text:span><text:span text:style-name="T3">20 lbs / $33</text:span></text:p>
      <text:p text:style-name="Standard"><text:span text:style-name="T2">E.R. &amp; Son Organic Yellow Fingerling Potatoes (OG): </text:span><text:span text:style-name="T4">15 lbs. / $28 - </text:span><text:span text:style-name="T12">reduced!</text:span></text:p>
      <text:p text:style-name="Standard"><text:span text:style-name="T7">TOG Red Thumb Fingerling Potatoes (OG): </text:span><text:span text:style-name="T5">18 lbs. / $39.50</text:span></text:p>
      <text:p text:style-name="P2"/>
      <text:p text:style-name="Standard"><text:span text:style-name="T2">E.R. &amp; Son Organic Blue Gold Potatoes (OG): </text:span><text:span text:style-name="T4">25 lbs. / $28 ea - </text:span><text:span text:style-name="T12">reduced!</text:span></text:p>
      <text:p text:style-name="P9"/>
      <text:p text:style-name="P2"/>
      <text:p text:style-name="Standard">LETTUCE &amp; SALAD GREENS</text:p>
      <text:p text:style-name="P4"/>
      <text:p text:style-name="Standard"><text:span text:style-name="T6">Human Nature Hydroponic Watercress: </text:span><text:span text:style-name="T4">12 ct. / $30 (sleeved or bulk, just let us know what you prefer)<text:tab/></text:span></text:p>
      <text:p text:style-name="P4"/>
      <text:p text:style-name="Standard"><text:span text:style-name="T2">Jah's Organic Mizuna (OG): </text:span><text:span text:style-name="T3">12 ct. / $20 (Sarah's pick, this is often a great addition to salad, but we think that this product’s sweet tender leaves also deserve the center stage in their own salad)</text:span></text:p>
      <text:p text:style-name="Standard"><text:span text:style-name="T2">Jah's Organic Mibuna (OG):</text:span><text:span text:style-name="T3"> 12 ct. / $22 (this thin asian green has a grassy flavor, suitable for salad or saute, Johann's pick!)</text:span></text:p>
      <text:p text:style-name="Standard"><text:span text:style-name="T2">Jah's Organic Tatsoi (OG): </text:span><text:span text:style-name="T3">18 ct. / $30 (this pak choi grows close to the ground, dark-green circular leaves, medium size &amp; most suitable for light cooking, Dave's pick!)</text:span></text:p>
      <text:p text:style-name="P4"/>
      <text:p text:style-name="Standard"><text:span text:style-name="T2">Arc Greenhouses Mixed Living Baby Greens: </text:span><text:span text:style-name="T4">2 lbs. / $13.50 (professionally packed, cut yourself, includes bull’s blood, rainbow chard, mizuna, mache, purple mustard, red mustard, and tatsoi, and upland cress. <text:s/></text:span><text:span text:style-name="T12">Special combination of varieties? <text:s/></text:span><text:span text:style-name="T4">Just let us know!</text:span></text:p>
      <text:p text:style-name="P4"/>
      <text:p text:style-name="Standard"><text:span text:style-name="T2">Arc Greenhouses Living Baby Arugula: </text:span><text:span text:style-name="T4">2 lbs. / $13.50</text:span></text:p>
      <text:p text:style-name="Standard"><text:span text:style-name="T2">Arc Greenhouses Living Baby Beet Tops: </text:span><text:span text:style-name="T4">2 lbs. / $13.50</text:span></text:p>
      <text:p text:style-name="Standard"><text:soft-page-break/><text:span text:style-name="T2">Arc Greenhouses Living Baby Green Romaine: </text:span><text:span text:style-name="T4">2 lbs. / $13.50</text:span></text:p>
      <text:p text:style-name="Standard"><text:span text:style-name="T2">Arc Greenhouses Living Baby Red Mustard: </text:span><text:span text:style-name="T4">2 lbs. / $13.50</text:span></text:p>
      <text:p text:style-name="Standard"><text:span text:style-name="T2">Arc Greenhouses Living Baby Rainbow Chard: </text:span><text:span text:style-name="T4">2 lbs. / $13.50</text:span></text:p>
      <text:p text:style-name="Standard"><text:span text:style-name="T2">Arc Greenhouses Living Baby Tatsoi: </text:span><text:span text:style-name="T4">2 lbs. / $13.50</text:span></text:p>
      <text:p text:style-name="Standard"><text:span text:style-name="T2">Arc Greenhouses Living Baby Upland Cress: </text:span><text:span text:style-name="T4">2 lbs. / $13.50</text:span></text:p>
      <text:p text:style-name="Standard"/>
      <text:p text:style-name="Standard"/>
      <text:p text:style-name="Standard">MICRO &amp; BABY</text:p>
      <text:p text:style-name="P2"/>
      <text:p text:style-name="Standard"><text:span text:style-name="T2">Arc Greenhouses </text:span><text:span text:style-name="T4">(chemical-free, Shiloh, NJ)</text:span></text:p>
      <text:p text:style-name="Standard"><text:span text:style-name="T4"><text:tab/></text:span><text:span text:style-name="T2">Wheat Grass, 5 lb. loose pack: </text:span><text:span text:style-name="T4">$12.50</text:span></text:p>
      <text:p text:style-name="Standard"><text:span text:style-name="T4"><text:tab/></text:span><text:span text:style-name="T2">Wheat Grass, Retail Clamshell: </text:span><text:span text:style-name="T4">$2.25 / each or $24 / 12 ct.</text:span></text:p>
      <text:p text:style-name="P2"/>
      <text:p text:style-name="Standard"><text:span text:style-name="T2">Blue Moon Acres Baby Veg &amp; Micro Greens</text:span></text:p>
      <text:p text:style-name="P4"/>
      <text:p text:style-name="Standard"><text:span text:style-name="T4"><text:s/><text:tab/></text:span><text:span text:style-name="T2">Microgreen Sampler: </text:span><text:span text:style-name="T4"><text:s/>$16.50 / 6 oz. (9 varieties)</text:span></text:p>
      <text:p text:style-name="P16"><text:span text:style-name="T2">Bull’s Blood: </text:span><text:span text:style-name="T4">$15.50 / 6 oz.</text:span></text:p>
      <text:p text:style-name="P16"><text:span text:style-name="T2">Celery: </text:span><text:span text:style-name="T4"><text:s/>$22 / 4 oz.</text:span></text:p>
      <text:p text:style-name="P16"><text:span text:style-name="T2">Spring Onions: </text:span><text:span text:style-name="T4"><text:s/>$11 / 4 oz.</text:span></text:p>
      <text:p text:style-name="P16"><text:span text:style-name="T2">Watercress: </text:span><text:span text:style-name="T4"><text:s/>$20 / 6 oz.</text:span></text:p>
      <text:p text:style-name="P16"><text:span text:style-name="T2">Tatsoi: </text:span><text:span text:style-name="T4"><text:s/>$12 / 6 oz.</text:span></text:p>
      <text:p text:style-name="P16"><text:soft-page-break/><text:span text:style-name="T2">Red Orach: </text:span><text:span text:style-name="T4"><text:s/>$20.50 / 6 oz.</text:span></text:p>
      <text:p text:style-name="P16"><text:span text:style-name="T2">Red Mustard: </text:span><text:span text:style-name="T4"><text:s/>$13.50 / 6 oz.</text:span></text:p>
      <text:p text:style-name="P16"><text:span text:style-name="T2">Red Cabbage: </text:span><text:span text:style-name="T4"><text:s/>$14 / 6 oz. </text:span></text:p>
      <text:p text:style-name="P16"><text:span text:style-name="T2">Red Kale: </text:span><text:span text:style-name="T4"><text:s/>$14 / 8 oz.</text:span></text:p>
      <text:p text:style-name="P16"><text:span text:style-name="T2">Radish Greens: </text:span><text:span text:style-name="T4"><text:s/>$10.50 / 6 oz.</text:span></text:p>
      <text:p text:style-name="P16"><text:span text:style-name="T2">Daikon: </text:span><text:span text:style-name="T4"><text:s/>$11.50 / 6 oz.</text:span></text:p>
      <text:p text:style-name="P16"><text:span text:style-name="T2">Mizuna: </text:span><text:span text:style-name="T4"><text:s/>$13.50 / 8 oz.</text:span></text:p>
      <text:p text:style-name="P16"><text:span text:style-name="T2">Asian Mix: </text:span><text:span text:style-name="T4"><text:s/>$15.50 / 6 oz.</text:span></text:p>
      <text:p text:style-name="P16"><text:span text:style-name="T2">Amaranth: </text:span><text:span text:style-name="T4"><text:s/>$18 / 4 oz.</text:span></text:p>
      <text:p text:style-name="P16"><text:span text:style-name="T2">Pea Tops: </text:span><text:span text:style-name="T4">$11 / 6 oz. </text:span></text:p>
      <text:p text:style-name="P16"><text:span text:style-name="T2">Pea Tendrils: </text:span><text:span text:style-name="T4">$10 / 4 oz. </text:span></text:p>
      <text:p text:style-name="P16"><text:span text:style-name="T2">Arugula: </text:span><text:span text:style-name="T4"><text:s/>$16.50 / 6 oz. </text:span></text:p>
      <text:p text:style-name="Standard"><text:span text:style-name="T4"><text:tab/></text:span><text:span text:style-name="T2">Petite Mix: </text:span><text:span text:style-name="T4"><text:s/>$16 / 6 oz.</text:span></text:p>
      <text:p text:style-name="P16"><text:span text:style-name="T2">Fennel: </text:span><text:span text:style-name="T4"><text:s/>$16.50 / 6 oz.</text:span></text:p>
      <text:p text:style-name="P16"><text:span text:style-name="T2">Purple Radish: </text:span><text:span text:style-name="T4"><text:s/>$15 / 6 oz.</text:span></text:p>
      <text:p text:style-name="P16"><text:span text:style-name="T2">Parsley: </text:span><text:span text:style-name="T4">$18.75 / 4 oz.</text:span></text:p>
      <text:p text:style-name="P16"><text:span text:style-name="T2">Herb Sampler: </text:span><text:span text:style-name="T4">$21 / 8 oz.</text:span></text:p>
      <text:p text:style-name="P16"><text:span text:style-name="T2">Black Bean Shoots: </text:span><text:span text:style-name="T4">$16 / 4 oz.</text:span></text:p>
      <text:p text:style-name="P16"><text:span text:style-name="T2">Beet Greens: </text:span><text:span text:style-name="T4">$16.50 / 6 oz.</text:span><text:span text:style-name="T2"> </text:span></text:p>
      <text:p text:style-name="P16"><text:span text:style-name="T2">Curly Cress: </text:span><text:span text:style-name="T4">$15 / 6 oz.</text:span></text:p>
      <text:p text:style-name="P16"><text:span text:style-name="T2">Chervil: </text:span><text:span text:style-name="T4">$18 / 6 oz. </text:span></text:p>
      <text:p text:style-name="P16"><text:soft-page-break/><text:span text:style-name="T2">Nasturtium Leaves: </text:span><text:span text:style-name="T4">$7.50 / 1 oz. </text:span></text:p>
      <text:p text:style-name="P16"><text:span text:style-name="T2">Micro Sunflower: </text:span><text:span text:style-name="T4">$9 / 6 oz.</text:span></text:p>
      <text:p text:style-name="Standard"><text:span text:style-name="T4"><text:tab/></text:span><text:span text:style-name="T6">Harvest Mix: </text:span><text:span text:style-name="T4">$16.50 / 6 oz. (micro celery, cabbage, and amaranth)</text:span></text:p>
      <text:p text:style-name="Standard"><text:span text:style-name="T4"><text:tab/></text:span><text:span text:style-name="T6">Autumn Mix: </text:span><text:span text:style-name="T4">$16.50 / 6 oz. (micro bulls blood, celery, and fennel)</text:span></text:p>
      <text:p text:style-name="P4"/>
      <text:p text:style-name="P4"/>
      <text:p text:style-name="P4"/>
      <text:p text:style-name="Standard"/>
      <text:p text:style-name="Standard">HERBS</text:p>
      <text:p text:style-name="P3"/>
      <text:p text:style-name="P10"><text:span text:style-name="T2">Oak Grove Rosemary: </text:span><text:span text:style-name="T4">$20 / lb. (also avail in ¼ &amp; ½ lb. increments)</text:span></text:p>
      <text:p text:style-name="P7"/>
      <text:p text:style-name="P11"><text:span text:style-name="T2">Branch Creek Rosemary: </text:span><text:span text:style-name="T3">$20 / lb.</text:span></text:p>
      <text:p text:style-name="P11"><text:span text:style-name="T2">Branch Creek Thyme: </text:span><text:span text:style-name="T3">$22 / lb.</text:span></text:p>
      <text:p text:style-name="P2"/>
      <text:p text:style-name="Standard"><text:span text:style-name="T2">Human Nature Farms Italian Basil</text:span><text:span text:style-name="T4"> – 12 ct. / $30</text:span></text:p>
      <text:p text:style-name="Standard"><text:span text:style-name="T2">Human Nature Farms Lemon Basil</text:span><text:span text:style-name="T4"> – 12 ct. / $30</text:span></text:p>
      <text:p text:style-name="Standard"><text:span text:style-name="T2">Human Nature Farms Purple Basil</text:span><text:span text:style-name="T4"> – 12 ct. / $30</text:span></text:p>
      <text:p text:style-name="Standard"><text:span text:style-name="T2">Human Nature Farms Thai Basil</text:span><text:span text:style-name="T4"> – 12 ct. / $30</text:span></text:p>
      <text:p text:style-name="Standard"/>
      <text:p text:style-name="Standard"/>
      <text:p text:style-name="Standard"><text:soft-page-break/>MUSHROOMS </text:p>
      <text:p text:style-name="Standard"/>
      <text:p text:style-name="Standard"><text:span text:style-name="T2">Davidson Exotic Mushrooms (Kennett Square, PA)</text:span></text:p>
      <text:p text:style-name="P16"><text:span text:style-name="T2">Portabella (5 lb. box of medium caps, 4” to 5”):</text:span><text:span text:style-name="T4"> $15 <text:s text:c="4"/></text:span></text:p>
      <text:p text:style-name="P16"><text:span text:style-name="T2">Crimini (5 or 10 lb. box):</text:span><text:span text:style-name="T4"> $10.50 or $20.50</text:span></text:p>
      <text:p text:style-name="P16"><text:span text:style-name="T2">Shiitake (3 or 5 lb. box):</text:span><text:span text:style-name="T4"> $19.50 or $28.75 <text:s text:c="3"/></text:span></text:p>
      <text:p text:style-name="P16"><text:span text:style-name="T2">Domestic whites (10 lbs. box):</text:span><text:span text:style-name="T4"> $16.50</text:span></text:p>
      <text:p text:style-name="P16"><text:span text:style-name="T2">Hen of the woods (3 lb. box):</text:span><text:span text:style-name="T4"> $42 <text:s text:c="6"/></text:span></text:p>
      <text:p text:style-name="P16"><text:span text:style-name="T2">Oyster (3 or 5 lb. box): </text:span><text:span text:style-name="T4">$18 or $28</text:span></text:p>
      <text:p text:style-name="P17"/>
      <text:p text:style-name="P4"/>
      <text:p text:style-name="Standard">EGGS</text:p>
      <text:p text:style-name="Standard"/>
      <text:p text:style-name="Standard"><text:span text:style-name="T2">Lima Family Farm Pastured Eggs: </text:span><text:span text:style-name="T4">15 ct. case / $58</text:span></text:p>
      <text:p text:style-name="Standard"><text:span text:style-name="T2">Sandy’s Pastured ‘Eggs of your Dreams’: </text:span><text:span text:style-name="T4">$4.50 / dzn</text:span></text:p>
      <text:p text:style-name="P4"/>
      <text:p text:style-name="P4"/>
      <text:p text:style-name="P4"/>
      <text:p text:style-name="Standard">SUMMER PRESERVES</text:p>
      <text:p text:style-name="Standard"/>
      <text:p text:style-name="Standard"><text:span text:style-name="T2">“Jersey Fresh” Canned Tomatoes…</text:span></text:p>
      <text:p text:style-name="Standard"><text:soft-page-break/><text:span text:style-name="T2"><text:tab/></text:span><text:span text:style-name="T4">12 ct. small cans / $27.75 or 6 ct. large / $35</text:span></text:p>
      <text:p text:style-name="P2"/>
      <text:p text:style-name="P4"/>
      <text:p text:style-name="Standard">HONEY</text:p>
      <text:p text:style-name="Standard"/>
      <text:p text:style-name="Standard"><text:span text:style-name="T2">Bob’s Buzzy Bees: </text:span><text:span text:style-name="T4">6, 5 lbs. jugs / $98 or $19.25 / 5 lbs. </text:span></text:p>
      <text:p text:style-name="P4"/>
      <text:p text:style-name="Standard"><text:span text:style-name="T2">Bob’s Buzzy Novelties:</text:span><text:span text:style-name="T4"> </text:span></text:p>
      <text:p text:style-name="P16"><text:span text:style-name="T4">12 oz. Honey Bears (12 in box) / $41.40</text:span></text:p>
      <text:p text:style-name="P16"><text:span text:style-name="T4">Honeycomb: $7.50 / ea. – Limited time only!</text:span></text:p>
      <text:p text:style-name="P4"/>
      <text:p text:style-name="Standard"/>
      <text:p text:style-name="Standard">GRAINS<text:span text:style-name="T4"> </text:span></text:p>
      <text:p text:style-name="P4"/>
      <text:p text:style-name="Standard"><text:span text:style-name="T2">Oak Grove Mills </text:span><text:span text:style-name="T4">(grown in Pittstown, NJ using organic practices). <text:s/></text:span></text:p>
      <text:p text:style-name="P18"><text:span text:style-name="T2">Corn meal (fine): </text:span><text:span text:style-name="T4">$33 / 20 lbs, $4.05 / 1 ½ lb. bag, $7.50 / 3 lb. bag </text:span><text:span text:style-name="T2"><text:line-break/>Corn meal (course): </text:span><text:span text:style-name="T4">$33 / 20 lbs, $4.05 / 1 ½ lb. bag, $7.50 / 3 lb. bag</text:span></text:p>
      <text:p text:style-name="P18"><text:span text:style-name="T2">Spring Hard whole wheat flour: </text:span><text:span text:style-name="T4">$33 / 20 lbs, $4.05 / 1 lb, $7.50 / 2 lbs.</text:span><text:span text:style-name="T2"><text:line-break/>White popcorn: </text:span><text:span text:style-name="T4">$4.05 / 1 lb. bag, $7.50 / 2 lb. bag, or $18 / 5 lb.</text:span></text:p>
      <text:p text:style-name="P12"/>
      <text:p text:style-name="P12"/>
      <text:p text:style-name="Standard"><text:span text:style-name="T8">DRIED BEANS</text:span></text:p>
      <text:p text:style-name="P12"/>
      <text:p text:style-name="Standard"><text:soft-page-break/><text:span text:style-name="T6">Evergreen Dried Black (soy) Beans: </text:span><text:span text:style-name="T4">5 lbs. / $16</text:span></text:p>
      <text:p text:style-name="Standard"><text:span text:style-name="T6">Evergreen Dried White (soy) Beans: </text:span><text:span text:style-name="T4">5 lbs. / $12</text:span></text:p>
      <text:p text:style-name="P4"/>
      <text:p text:style-name="P4"/>
      <text:p text:style-name="Standard">CHEESE</text:p>
      <text:p text:style-name="Standard"/>
      <text:p text:style-name="Standard"><text:span text:style-name="T15">Cherry Grove Farmstead Cheeses - Raw Cow’s Milk</text:span></text:p>
      <text:p text:style-name="Standard"><text:span text:style-name="T4">Raw milk, handmade, artisan cheese from our own grass-fed cow’s milk. Cherry Grove cows rotationally graze on 230 Certified organic acres of lush pasture. The rich and flavorful milk has a distinct deep color and provides cheese maker Kelly Harding with a great starting material for his craft.</text:span></text:p>
      <text:p text:style-name="P19"/>
      <text:p text:style-name="P18"><text:span text:style-name="T2">Garlic &amp; Peppercorn Jack: </text:span><text:span text:style-name="T4">$12 / lb. (16 lb. wheel, full, ½, or ¼ wheel available) These creamy, savory, raw milk jacks are aged in our caves for 2 months. Delicious, semi-soft jack cheese. Great melted on a burger or as a simple snacking cheese.</text:span></text:p>
      <text:p text:style-name="P16"><text:span text:style-name="T2">Herdsman: </text:span><text:span text:style-name="T4">$12 / lb. (10 lb wheel, ½ wheels also available) – </text:span><text:span text:style-name="T12">ON SALE</text:span></text:p>
      <text:p text:style-name="P18"><text:span text:style-name="T4">A bold and sharp cheese often compared to cheddar, Herdsman has a subtle citrus finish and a creamy texture. Makes a great grilled cheese or omelet!</text:span></text:p>
      <text:p text:style-name="P16"><text:span text:style-name="T2">Toma Primavera: </text:span><text:span text:style-name="T4">$12 / lb. (</text:span><text:span text:style-name="T2">Now 7-8 lb. wheel</text:span><text:span text:style-name="T4">, ½ wheels also available)</text:span></text:p>
      <text:p text:style-name="P18"><text:span text:style-name="T4">This recipe comes from the Italian Piedmont region of the alps. Toma has a rich creamy flavor with a strength that is best described as "tangy." This washed rind cheese melts nicely and its flavor will take your taste buds on an alpine adventure! <text:s/>New batch is a smaller wheel, with nice mild flavor.</text:span></text:p>
      <text:p text:style-name="P18"><text:span text:style-name="T2">Buttercup Brie:</text:span><text:span text:style-name="T4"> $12 / lb. Made in the Cambert style our brie is a great representation of Cherry Grove milk…rich &amp; </text:span><text:span text:style-name="T12">so creamy</text:span><text:span text:style-name="T4">!  This “bloomy rind” cheese comes in 1.5 lb wheels. </text:span></text:p>
      <text:p text:style-name="P17"/>
      <text:p text:style-name="Standard"><text:span text:style-name="T16">Valley Shepherd Creamery (Long Valley, NJ) <text:s/>– Sheep’s Milk Cheeses:</text:span></text:p>
      <text:p text:style-name="P13"/>
      <text:p text:style-name="Standard"><text:span text:style-name="T12">For visuals, check out: </text:span><text:a xlink:type="simple" xlink:href="http://valleyshepherd.com/cheeseTypes.htm">http</text:a><text:a xlink:type="simple" xlink:href="http://valleyshepherd.com/cheeseTypes.htm">://</text:a><text:a xlink:type="simple" xlink:href="http://valleyshepherd.com/cheeseTypes.htm">valleyshepherd</text:a><text:a xlink:type="simple" xlink:href="http://valleyshepherd.com/cheeseTypes.htm">.</text:a><text:a xlink:type="simple" xlink:href="http://valleyshepherd.com/cheeseTypes.htm">com</text:a><text:a xlink:type="simple" xlink:href="http://valleyshepherd.com/cheeseTypes.htm">/</text:a><text:a xlink:type="simple" xlink:href="http://valleyshepherd.com/cheeseTypes.htm">cheeseTypes</text:a><text:a xlink:type="simple" xlink:href="http://valleyshepherd.com/cheeseTypes.htm">.</text:a><text:a xlink:type="simple" xlink:href="http://valleyshepherd.com/cheeseTypes.htm">htm</text:a></text:p>
      <text:p text:style-name="P14"/>
      <text:p text:style-name="Standard"><text:span text:style-name="T2">Pepato</text:span><text:span text:style-name="T4"> ~ Aged 5+ months, this is our refined Shepherd’s Basket, with the gentle addition of cracked white peppercorn. 4 lb. wheel. $19.25 / lb. </text:span><text:span text:style-name="T12">(only available in full wheels) </text:span></text:p>
      <text:p text:style-name="P9"><text:soft-page-break/></text:p>
      <text:p text:style-name="Standard"><text:span text:style-name="T2">Oldwick Shepherd</text:span><text:span text:style-name="T4"> ~ aged 5+ months, this sheep’s milk cheese is nutty, full flavored, and undeniably sheep! <text:s/>A pleasing semi-firm texture. <text:s/>5 lb. wheel. $18.75 <text:s/>/ lb. </text:span><text:span text:style-name="T12">(only available in full wheels)</text:span></text:p>
      <text:p text:style-name="P9"/>
      <text:p text:style-name="Standard"><text:span text:style-name="T2">Tartufo Shepherd ~ </text:span><text:span text:style-name="T3">Pure sheep’s milk. <text:s/>Oldwick shepherd beautifully infused with, but not overpowered by, shredded black Tuscan truffles. <text:s/>5 lb. wheel. </text:span></text:p>
      <text:p text:style-name="Standard"><text:span text:style-name="T3">$22 / lb. </text:span><text:span text:style-name="T11">(only available in full wheels) </text:span></text:p>
      <text:p text:style-name="P9"/>
      <text:p text:style-name="Standard"><text:span text:style-name="T16">Valley Shepherd - Mixed-milk (Sheep &amp; Cow’s milk) cheese selections: </text:span></text:p>
      <text:p text:style-name="P13"/>
      <text:p text:style-name="Standard"><text:span text:style-name="T2">Crema de Blue</text:span><text:span text:style-name="T4"> ~ Aged 70+ days, this rich, unctuous blue is soft and creamy just under the rind, revealing a firmer pate on the interior. A perfect marriage of sweet cream and salt, this silky textured cheese is a blue lover’s delight. <text:s/>2 <text:s/>- 3 lb. <text:s/>wheel . <text:s/>$17.50 / lb. <text:s/></text:span><text:span text:style-name="T12">(only available in full wheels)</text:span><text:span text:style-name="T2"> <text:s/></text:span></text:p>
      <text:p text:style-name="P2"/>
      <text:p text:style-name="Standard"><text:span text:style-name="T2">Califon Tomme</text:span><text:span text:style-name="T4"> ~ Aged 3+ months, this creamy, tangy cheese reminds us of an aged Gouda style.  Great meltability.  12 lb. wheel.   $17.50 / lb. </text:span><text:span text:style-name="T12">(available in full, half, or quarter wheels)</text:span></text:p>
      <text:p text:style-name="P9"/>
      <text:p text:style-name="Standard"><text:span text:style-name="T2">Nettlesome </text:span><text:span text:style-name="T4">~ Cave aged 4+ months, with the unique addition of Stinging Nettles…herbaceous and truly memorable! 12 lb. wheel. <text:s/>$18 / lb. <text:s/></text:span><text:span text:style-name="T12">(available in full, half, or quarter wheels)</text:span></text:p>
      <text:p text:style-name="P9"/>
      <text:p text:style-name="Standard"><text:span text:style-name="T2">Carameaway</text:span><text:span text:style-name="T4"> ~ Aged 3+ months, they add caraway to this mild, milky cheese which affords a wonderful, deep finish. 12 lb wheel. $17.50 / lb.</text:span><text:span text:style-name="T12"> (available in full, half, or quarter wheel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color="#000000" style:font-name="Arial1" fo:font-size="12pt" style:text-underline-style="solid" style:text-underline-width="auto" style:text-underline-color="font-color" fo:font-weight="bold" style:font-name-asian="Arial2" style:font-size-asian="12pt" style:font-weight-asian="bold" style:font-name-complex="Arial2" style:font-size-complex="12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line-height="115%"/>
      <style:text-properties fo:color="#365f91" style:font-name="Cambria" fo:font-size="14pt" style:text-underline-style="none" style:font-name-asian="Cambria1" style:font-size-asian="14pt" style:font-name-complex="Cambria1" style:font-size-complex="14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/>
      <style:text-properties fo:font-size="13pt" fo:font-weight="normal" style:font-size-asian="13pt" style:font-weight-asian="normal" style:font-size-complex="13pt" style:font-weight-complex="normal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665in" fo:margin-bottom="0.0417in"/>
      <style:text-properties fo:font-size="14pt" fo:font-weight="normal" style:font-size-asian="14pt" style:font-weight-asian="normal" style:font-size-complex="14pt" style:font-weight-complex="normal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665in" fo:margin-bottom="0.0417in"/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665in" fo:margin-bottom="0.0417in"/>
      <style:text-properties fo:font-size="11pt" fo:font-weight="normal" style:font-size-asian="11pt" style:font-weight-asian="normal" style:font-size-complex="11pt" style:font-weight-complex="normal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color="#000000" style:font-name="Arial1" fo:font-size="12pt" style:text-underline-style="solid" style:text-underline-width="auto" style:text-underline-color="font-color" fo:font-weight="bold" style:font-name-asian="Arial2" style:font-size-asian="12pt" style:font-weight-asian="bold" style:font-name-complex="Arial2" style:font-size-complex="12pt" style:font-weight-complex="bold"/>
    </style:style>
    <style:style style:name="Footer_20_Char" style:display-name="Footer Char" style:family="text" style:parent-style-name="Default_20_Paragraph_20_Font">
      <style:text-properties fo:color="#000000" style:font-name="Arial1" fo:font-size="12pt" style:text-underline-style="solid" style:text-underline-width="auto" style:text-underline-color="font-color" fo:font-weight="bold" style:font-name-asian="Arial2" style:font-size-asian="12pt" style:font-weight-asian="bold" style:font-name-complex="Arial2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padding="0in" fo:border-left="none" fo:border-right="none" fo:border-top="none" fo:border-bottom="1.5pt solid #808080"/>
    </style:style>
    <style:style style:name="MP2" style:family="paragraph" style:parent-style-name="Standard">
      <style:paragraph-properties>
        <style:tab-stops>
          <style:tab-stop style:position="6in" style:type="right"/>
        </style:tab-stops>
      </style:paragraph-properties>
    </style:style>
    <style:style style:name="MT1" style:family="text">
      <style:text-properties fo:font-size="13pt" style:text-underline-style="none" style:font-size-asian="13pt" style:font-size-complex="13pt"/>
    </style:style>
    <style:style style:name="MT2" style:family="text">
      <style:text-properties style:text-underline-style="none"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4917in" fo:margin-bottom="0.4917in" fo:margin-left="1.25in" fo:margin-right="1.2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Fresh from Zone 7 <text:s text:c="43"/>Week of January 30, 2011 <text:s text:c="51"/></text:span></text:p>
        <text:p text:style-name="Standard"/>
      </style:header>
      <style:footer>
        <text:p text:style-name="MP2"><text:span text:style-name="MT2">Zone 7 Office: (609) 443-1772 <text:s text:c="34"/>Mikey direct: (609) 206-0344</text:span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Carden</meta:initial-creator>
    <dc:creator>AutoBVT</dc:creator>
    <meta:editing-cycles>9</meta:editing-cycles>
    <meta:print-date>2012-01-27T21:11:00</meta:print-date>
    <meta:creation-date>2012-01-27T16:29:00</meta:creation-date>
    <dc:date>2012-01-27T21:32:00</dc:date>
    <meta:editing-duration>PT5M4S</meta:editing-duration>
    <meta:generator>LibreOffice/3.5$MacOSX_x86 LibreOffice_project/7e68ba2-a744ebf-1f241b7-c506db1-7d53735</meta:generator>
    <meta:document-statistic meta:table-count="0" meta:image-count="0" meta:object-count="0" meta:page-count="14" meta:paragraph-count="198" meta:word-count="2338" meta:character-count="13054" meta:non-whitespace-character-count="10672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